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102cm" draw:textarea-horizontal-align="center" draw:textarea-vertical-align="middle"/>
    </style:style>
    <style:style style:name="gr5" style:family="graphic" style:parent-style-name="standard">
      <style:graphic-properties draw:stroke="dash" draw:stroke-dash="Ultrafine_20_Dashed" draw:marker-end="Arrow" draw:marker-end-width="0.102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8pt" style:font-size-asian="18pt" style:font-size-complex="18pt"/>
    </style:style>
    <style:style style:name="P6" style:family="paragraph">
      <style:text-properties fo:font-family="'XB Tabriz'" style:font-pitch="variable" fo:font-size="8pt" style:font-size-asian="8pt" style:font-family-complex="'XB Tabriz'" style:font-pitch-complex="variable" style:font-size-complex="8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style:text-position="super 58%" fo:font-size="8pt" style:font-size-asian="8pt" style:font-size-complex="8pt"/>
    </style:style>
    <style:style style:name="T5" style:family="text">
      <style:text-properties fo:font-size="8pt" style:font-size-asian="18pt" style:font-size-complex="18pt"/>
    </style:style>
    <style:style style:name="T6" style:family="text">
      <style:text-properties style:text-position="super 58%" fo:font-size="8pt" style:font-size-asian="18pt" style:font-size-complex="18pt"/>
    </style:style>
    <style:style style:name="T7"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016cm" svg:height="2.864cm" svg:x="2.645cm" svg:y="0.519cm" svg:viewBox="0 0 3017 2865" svg:d="m1391 2743h203v-224c608-39 1062-497 1062-1087s-454-1048-1062-1087v-224h-203v226c-593 53-1031 505-1031 1085s438 1032 1031 1085zm117-2517c855 0 1509 620 1509 1432s-654 1433-1509 1433-1508-621-1508-1433 653-1432 1508-1432z">
          <text:p/>
        </draw:path>
        <draw:frame draw:style-name="gr2" draw:text-style-name="P2" draw:layer="layout" svg:width="0.862cm" svg:height="0.806cm" svg:x="4.296cm" svg:y="1.524cm">
          <draw:text-box>
            <text:p><text:span text:style-name="T1">N</text:span></text:p>
          </draw:text-box>
        </draw:frame>
        <draw:frame draw:style-name="gr2" draw:text-style-name="P2" draw:layer="layout" svg:width="0.832cm" svg:height="0.806cm" svg:x="3.149cm" svg:y="1.524cm">
          <draw:text-box>
            <text:p><text:span text:style-name="T1">S</text:span></text:p>
          </draw:text-box>
        </draw:frame>
        <draw:frame draw:style-name="gr2" draw:text-style-name="P3" draw:layer="layout" svg:width="0.697cm" svg:height="0.645cm" svg:x="4.043cm" svg:y="0.401cm">
          <draw:text-box>
            <text:p><text:span text:style-name="T2">a</text:span></text:p>
          </draw:text-box>
        </draw:frame>
        <draw:frame draw:style-name="gr2" draw:text-style-name="P3" draw:layer="layout" svg:width="0.815cm" svg:height="0.645cm" svg:x="4.024cm" svg:y="2.784cm">
          <draw:text-box>
            <text:p><text:span text:style-name="T2">-a</text:span></text:p>
          </draw:text-box>
        </draw:frame>
        <draw:custom-shape draw:style-name="gr3" draw:text-style-name="P1" draw:layer="layout" svg:width="0.101cm" svg:height="0.101cm" svg:x="4.088cm" svg:y="0.703cm">
          <text:p/>
          <draw:enhanced-geometry svg:viewBox="0 0 21600 21600" draw:glue-points="10800 0 3163 3163 0 10800 3163 18437 10800 21600 18437 18437 21600 10800 18437 3163" draw:text-areas="3163 3163 18437 18437" draw:type="ring" draw:modifiers="211.764705882353"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1" draw:layer="layout" svg:width="0.102cm" svg:height="0.102cm" svg:x="4.087cm" svg:y="3.099cm">
          <text:p/>
          <draw:enhanced-geometry svg:viewBox="0 0 21600 21600" draw:glue-points="10800 0 3163 3163 0 10800 3163 18437 10800 21600 18437 18437 21600 10800 18437 3163" draw:text-areas="3163 3163 18437 18437" draw:type="ring" draw:modifiers="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2" draw:text-style-name="P4" draw:layer="layout" svg:width="0.752cm" svg:height="0.577cm" svg:x="6.247cm" svg:y="1.638cm">
          <draw:text-box>
            <text:p><text:span text:style-name="T3">0</text:span><text:span text:style-name="T4">0</text:span></text:p>
          </draw:text-box>
        </draw:frame>
        <draw:frame draw:style-name="gr2" draw:text-style-name="P4" draw:layer="layout" svg:width="0.908cm" svg:height="0.577cm" svg:x="5.343cm" svg:y="0.122cm">
          <draw:text-box>
            <text:p><text:span text:style-name="T3">45</text:span><text:span text:style-name="T4">0</text:span></text:p>
          </draw:text-box>
        </draw:frame>
        <draw:frame draw:style-name="gr2" draw:text-style-name="P4" draw:layer="layout" svg:width="1.065cm" svg:height="0.577cm" svg:x="1.94cm" svg:y="0.134cm">
          <draw:text-box>
            <text:p><text:span text:style-name="T3">135</text:span><text:span text:style-name="T4">0</text:span></text:p>
          </draw:text-box>
        </draw:frame>
        <draw:frame draw:style-name="gr2" draw:text-style-name="P4" draw:layer="layout" svg:width="1.065cm" svg:height="0.577cm" svg:x="1.473cm" svg:y="1.524cm">
          <draw:text-box>
            <text:p><text:span text:style-name="T3">180</text:span><text:span text:style-name="T4">0</text:span></text:p>
          </draw:text-box>
        </draw:frame>
        <draw:frame draw:style-name="gr2" draw:text-style-name="P4" draw:layer="layout" svg:width="1.065cm" svg:height="0.577cm" svg:x="6.166cm" svg:y="2.286cm">
          <draw:text-box>
            <text:p><text:span text:style-name="T3">345</text:span><text:span text:style-name="T4">0</text:span></text:p>
          </draw:text-box>
        </draw:frame>
        <draw:line draw:style-name="gr4" draw:text-style-name="P1" draw:layer="layout" svg:x1="5.709cm" svg:y1="1.92cm" svg:x2="6.471cm" svg:y2="1.931cm">
          <text:p/>
        </draw:line>
        <draw:line draw:style-name="gr4" draw:text-style-name="P1" draw:layer="layout" svg:x1="5.632cm" svg:y1="1.544cm" svg:x2="6.319cm" svg:y2="1.36cm">
          <text:p/>
        </draw:line>
        <draw:line draw:style-name="gr4" draw:text-style-name="P1" draw:id="id8" draw:layer="layout" svg:x1="5.485cm" svg:y1="1.199cm" svg:x2="5.986cm" svg:y2="0.909cm">
          <draw:glue-point draw:id="4" svg:x="-0.119cm" svg:y="0.068cm"/>
          <text:p/>
        </draw:line>
        <draw:line draw:style-name="gr4" draw:text-style-name="P1" draw:id="id3" draw:layer="layout" svg:x1="5.203cm" svg:y1="0.866cm" svg:x2="5.583cm" svg:y2="0.486cm">
          <draw:glue-point draw:id="4" svg:x="-0.5cm" svg:y="0.657cm"/>
          <text:p/>
        </draw:line>
        <draw:line draw:style-name="gr4" draw:text-style-name="P1" draw:layer="layout" svg:x1="4.896cm" svg:y1="0.64cm" svg:x2="5.087cm" svg:y2="0.304cm">
          <text:p/>
        </draw:line>
        <draw:line draw:style-name="gr4" draw:text-style-name="P1" draw:layer="layout" svg:x1="4.475cm" svg:y1="0.508cm" svg:x2="4.551cm" svg:y2="0.223cm">
          <text:p/>
        </draw:line>
        <draw:frame draw:style-name="gr2" draw:text-style-name="P4" draw:layer="layout" svg:width="0.908cm" svg:height="0.577cm" svg:x="6.095cm" svg:y="1.006cm">
          <draw:text-box>
            <text:p><text:span text:style-name="T3">15</text:span><text:span text:style-name="T4">0</text:span></text:p>
          </draw:text-box>
        </draw:frame>
        <draw:frame draw:style-name="gr2" draw:text-style-name="P5" draw:layer="layout" svg:width="0.908cm" svg:height="0.577cm" svg:x="5.77cm" svg:y="0.569cm">
          <draw:text-box>
            <text:p><text:span text:style-name="T5">30</text:span><text:span text:style-name="T6">0</text:span></text:p>
          </draw:text-box>
        </draw:frame>
        <draw:line draw:style-name="gr4" draw:text-style-name="P1" draw:layer="layout" svg:x1="5.657cm" svg:y1="2.362cm" svg:x2="6.39cm" svg:y2="2.57cm">
          <text:p/>
        </draw:line>
        <draw:line draw:style-name="gr4" draw:text-style-name="P1" draw:layer="layout" svg:x1="5.472cm" svg:y1="2.733cm" svg:x2="5.973cm" svg:y2="3.023cm">
          <text:p/>
        </draw:line>
        <draw:line draw:style-name="gr4" draw:text-style-name="P1" draw:layer="layout" svg:x1="5.201cm" svg:y1="3.028cm" svg:x2="5.581cm" svg:y2="3.408cm">
          <text:p/>
        </draw:line>
        <draw:line draw:style-name="gr4" draw:text-style-name="P1" draw:layer="layout" svg:x1="4.917cm" svg:y1="3.241cm" svg:x2="5.108cm" svg:y2="3.577cm">
          <text:p/>
        </draw:line>
        <draw:frame draw:style-name="gr2" draw:text-style-name="P4" draw:layer="layout" svg:width="1.065cm" svg:height="0.577cm" svg:x="5.73cm" svg:y="2.795cm">
          <draw:text-box>
            <text:p><text:span text:style-name="T3">330</text:span><text:span text:style-name="T4">0</text:span></text:p>
          </draw:text-box>
        </draw:frame>
        <draw:line draw:style-name="gr4" draw:text-style-name="P1" draw:layer="layout" svg:x1="4.505cm" svg:y1="3.383cm" svg:x2="4.581cm" svg:y2="3.668cm">
          <text:p/>
        </draw:line>
        <draw:line draw:style-name="gr4" draw:text-style-name="P1" draw:layer="layout" svg:x1="3.707cm" svg:y1="3.656cm" svg:x2="3.783cm" svg:y2="3.371cm">
          <text:p/>
        </draw:line>
        <draw:line draw:style-name="gr4" draw:text-style-name="P1" draw:layer="layout" svg:x1="3.22cm" svg:y1="3.567cm" svg:x2="3.411cm" svg:y2="3.231cm">
          <text:p/>
        </draw:line>
        <draw:line draw:style-name="gr4" draw:text-style-name="P1" draw:layer="layout" svg:x1="2.702cm" svg:y1="3.393cm" svg:x2="3.082cm" svg:y2="3.013cm">
          <text:p/>
        </draw:line>
        <draw:line draw:style-name="gr4" draw:text-style-name="P1" draw:layer="layout" svg:x1="2.346cm" svg:y1="2.997cm" svg:x2="2.847cm" svg:y2="2.707cm">
          <text:p/>
        </draw:line>
        <draw:line draw:style-name="gr4" draw:text-style-name="P1" draw:layer="layout" svg:x1="1.994cm" svg:y1="2.541cm" svg:x2="2.681cm" svg:y2="2.357cm">
          <text:p/>
        </draw:line>
        <draw:line draw:style-name="gr4" draw:text-style-name="P1" draw:layer="layout" svg:x1="1.848cm" svg:y1="1.971cm" svg:x2="2.61cm" svg:y2="1.982cm">
          <text:p/>
        </draw:line>
        <draw:line draw:style-name="gr4" draw:text-style-name="P1" draw:layer="layout" svg:x1="1.94cm" svg:y1="1.382cm" svg:x2="2.673cm" svg:y2="1.59cm">
          <text:p/>
        </draw:line>
        <draw:line draw:style-name="gr4" draw:text-style-name="P1" draw:layer="layout" svg:x1="2.323cm" svg:y1="0.904cm" svg:x2="2.824cm" svg:y2="1.194cm">
          <text:p/>
        </draw:line>
        <draw:line draw:style-name="gr4" draw:text-style-name="P1" draw:id="id6" draw:layer="layout" svg:x1="2.691cm" svg:y1="0.538cm" svg:x2="3.071cm" svg:y2="0.918cm">
          <draw:glue-point draw:id="4" svg:x="-1.763cm" svg:y="-1.526cm"/>
          <text:p/>
        </draw:line>
        <draw:line draw:style-name="gr4" draw:text-style-name="P1" draw:layer="layout" svg:x1="3.182cm" svg:y1="0.335cm" svg:x2="3.373cm" svg:y2="0.671cm">
          <text:p/>
        </draw:line>
        <draw:line draw:style-name="gr4" draw:text-style-name="P1" draw:layer="layout" svg:x1="3.647cm" svg:y1="0.264cm" svg:x2="3.723cm" svg:y2="0.549cm">
          <text:p/>
        </draw:line>
        <draw:line draw:style-name="gr5" draw:text-style-name="P1" draw:id="id2" draw:layer="layout" svg:x1="4.155cm" svg:y1="1.92cm" svg:x2="4.886cm" svg:y2="1.168cm">
          <draw:glue-point draw:id="4" svg:x="1.819cm" svg:y="-1.489cm"/>
          <text:p/>
        </draw:line>
        <draw:line draw:style-name="gr5" draw:text-style-name="P1" draw:id="id5" draw:layer="layout" svg:x1="4.155cm" svg:y1="1.91cm" svg:x2="3.372cm" svg:y2="1.189cm">
          <draw:glue-point draw:id="4" svg:x="-2.132cm" svg:y="-1.9cm"/>
          <text:p/>
        </draw:line>
        <draw:frame draw:style-name="gr2" draw:text-style-name="P6" draw:id="id1" draw:layer="layout" svg:width="2.288cm" svg:height="1.141cm" svg:x="6.561cm" svg:y="2.54cm">
          <draw:text-box>
            <text:p><text:span text:style-name="T7">رداس اور فلکس</text:span></text:p>
            <text:p><text:span text:style-name="T7"><text:s/></text:span><text:span text:style-name="T7">کی سمتیں ایک ہیں</text:span></text:p>
          </draw:text-box>
          <draw:glue-point draw:id="4" svg:x="-0.017cm" svg:y="-3.479cm"/>
        </draw:frame>
        <draw:frame draw:style-name="gr2" draw:text-style-name="P6" draw:id="id4" draw:layer="layout" svg:width="2.237cm" svg:height="1.141cm" svg:x="0.03cm" svg:y="2.58cm">
          <draw:text-box>
            <text:p><text:span text:style-name="T7">رداس اور فلکس</text:span></text:p>
            <text:p><text:span text:style-name="T7"><text:s/></text:span><text:span text:style-name="T7">کی سمتیں الٹ ہیں</text:span></text:p>
          </draw:text-box>
        </draw:frame>
        <draw:connector draw:style-name="gr4" draw:text-style-name="P1" draw:layer="layout" draw:type="curve" svg:x1="7.702cm" svg:y1="2.714cm" svg:x2="4.652cm" svg:y2="1.433cm" draw:start-shape="id1" draw:start-glue-point="4" draw:end-shape="id2" draw:end-glue-point="4" svg:d="m7702 2714c0-854-1016-1281-3050-1281">
          <text:p/>
        </draw:connector>
        <draw:connector draw:style-name="gr4" draw:text-style-name="P1" draw:layer="layout" draw:type="curve" svg:x1="7.702cm" svg:y1="2.714cm" svg:x2="5.374cm" svg:y2="0.7cm" draw:start-shape="id1" draw:start-glue-point="4" draw:end-shape="id3" draw:end-glue-point="4" svg:d="m7702 2714c0-1516-2328-510-2328-2014">
          <text:p/>
        </draw:connector>
        <draw:connector draw:style-name="gr4" draw:text-style-name="P1" draw:layer="layout" draw:type="curve" svg:x1="1.148cm" svg:y1="2.58cm" svg:x2="3.597cm" svg:y2="1.413cm" draw:start-shape="id4" draw:start-glue-point="0" draw:end-shape="id5" draw:end-glue-point="4" svg:d="m1148 2580c0-778 816-1167 2449-1167">
          <text:p/>
        </draw:connector>
        <draw:connector draw:style-name="gr4" draw:text-style-name="P1" draw:layer="layout" draw:type="curve" svg:x1="1.148cm" svg:y1="2.58cm" svg:x2="2.815cm" svg:y2="0.671cm" draw:start-shape="id4" draw:start-glue-point="0" draw:end-shape="id6" draw:end-glue-point="4" svg:d="m1148 2580c0-1273 555-1909 1667-1909">
          <text:p/>
        </draw:connector>
        <draw:frame draw:style-name="gr2" draw:text-style-name="P6" draw:id="id7" draw:layer="layout" svg:width="2.441cm" svg:height="1.141cm" svg:x="6.431cm" svg:y="0.081cm">
          <draw:text-box>
            <text:p><text:span text:style-name="T7">لکیر کی لمبائی فلکس</text:span></text:p>
            <text:p><text:span text:style-name="T7"><text:s/></text:span><text:span text:style-name="T7">کی مقدار بتاتی ہے</text:span></text:p>
          </draw:text-box>
          <draw:glue-point draw:id="4" svg:x="-3.875cm" svg:y="-1.078cm"/>
        </draw:frame>
        <draw:connector draw:style-name="gr4" draw:text-style-name="P1" draw:layer="layout" draw:type="curve" draw:line-skew="1.496cm -0.985cm" svg:x1="6.706cm" svg:y1="0.529cm" svg:x2="5.731cm" svg:y2="1.055cm" draw:start-shape="id7" draw:start-glue-point="4" draw:end-shape="id8" draw:end-glue-point="4" svg:d="m6706 529c-339 0-282 105-441 118s-534-67-534 408">
          <text:p/>
        </draw:connector>
        <draw:frame draw:style-name="gr6" draw:layer="layout" svg:width="1.631cm" svg:height="0.356cm" svg:x="0.193cm" svg:y="0.325cm">
          <draw:object xlink:href="./Object 1" xlink:type="simple" xlink:show="embed" xlink:actuate="onLoad"/>
          <draw:image xlink:href="./ObjectReplacements/Object 1" xlink:type="simple" xlink:show="embed" xlink:actuate="onLoad"/>
          <draw:glue-point draw:id="4" svg:x="3.397cm" svg:y="1.474cm"/>
        </draw:frame>
        <draw:polygon draw:style-name="gr1" draw:text-style-name="P1" draw:layer="layout" svg:width="2.213cm" svg:height="1.766cm" svg:x="3.049cm" svg:y="1.055cm" svg:viewBox="0 0 2214 1767" draw:points="1022,1755 967,1759 911,1760 911,1741 896,1739 841,1729 786,1716 732,1703 679,1685 627,1667 578,1646 529,1624 481,1599 435,1573 391,1545 349,1515 309,1483 271,1450 235,1415 201,1380 170,1343 141,1304 115,1265 91,1224 70,1183 52,1141 36,1097 23,1054 13,1010 6,966 2,922 0,877 2,833 6,788 13,744 23,700 36,657 52,613 70,572 91,530 115,489 141,450 170,411 201,374 235,339 271,304 309,271 349,239 391,209 435,181 481,155 529,130 578,108 627,87 679,69 732,52 786,38 841,25 896,15 911,13 911,0 967,1 998,3 1008,2 1022,1 1022,357 1192,357 1192,12 1247,8 1303,7 1303,26 1318,28 1373,38 1428,51 1482,64 1535,82 1587,100 1636,121 1685,143 1733,168 1779,194 1823,222 1865,252 1905,284 1943,317 1979,352 2013,387 2044,424 2073,463 2099,502 2123,543 2144,584 2162,626 2178,670 2191,713 2201,757 2208,801 2212,845 2214,890 2212,934 2208,979 2201,1023 2191,1067 2178,1110 2162,1154 2144,1195 2123,1237 2099,1278 2073,1317 2044,1356 2013,1393 1979,1428 1943,1463 1905,1496 1865,1528 1823,1558 1779,1586 1733,1612 1685,1637 1636,1659 1587,1680 1535,1698 1482,1715 1428,1729 1373,1742 1318,1752 1303,1754 1303,1767 1247,1766 1216,1764 1206,1765 1192,1766 1192,1389 1022,1389">
          <text:p/>
        </draw:polygon>
        <draw:frame draw:style-name="gr6" draw:layer="layout" svg:width="0.434cm" svg:height="0.469cm" svg:x="7.833cm" svg:y="1.32cm">
          <draw:object xlink:href="./Object 2" xlink:type="simple" xlink:show="embed" xlink:actuate="onLoad"/>
          <draw:image xlink:href="./ObjectReplacements/Object 2" xlink:type="simple" xlink:show="embed" xlink:actuate="onLoad"/>
        </draw:frame>
        <draw:line draw:style-name="gr7" draw:text-style-name="P1" draw:layer="layout" svg:x1="7.63cm" svg:y1="1.92cm" svg:x2="8.554cm" svg:y2="1.92cm">
          <text:p/>
        </draw:line>
        <draw:line draw:style-name="gr7" draw:text-style-name="P1" draw:layer="layout" svg:x1="8.138cm" svg:y1="1.91cm" svg:x2="8.087cm" svg:y2="1.737cm">
          <text:p/>
        </draw:line>
        <draw:line draw:style-name="gr4" draw:text-style-name="P1" draw:layer="layout" svg:x1="7.934cm" svg:y1="1.483cm" svg:x2="7.813cm" svg:y2="1.3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khalid khan</meta:initial-creator>
    <meta:creation-date>2011-02-25T16:05:46</meta:creation-date>
    <dc:date>2011-04-22T20:23:59</dc:date>
    <dc:creator>khalid khan</dc:creator>
    <meta:editing-duration>PT04H23M35S</meta:editing-duration>
    <meta:editing-cycles>29</meta:editing-cycles>
    <meta:generator>OpenOffice.org/3.1$Linux OpenOffice.org_project/310m19$Build-9420</meta:generator>
    <meta:document-statistic meta:object-count="53"/>
  </office:meta>
</office:document-meta>
</file>

<file path=Object 1/content.xml><?xml version="1.0" encoding="utf-8"?>
<!DOCTYPE math  PUBLIC '-//OpenOffice.org//DTD Modified W3C MathML 1.01//EN'  'math.dtd'>
<math:math xmlns:math="http://www.w3.org/1998/Math/MathML">
  <math:semantics>
    <math:mrow>
      <math:mrow>
        <math:msub>
          <math:mi>B</math:mi>
          <math:mo math:stretchy="false">θ</math:mo>
        </math:msub>
        <math:mo math:stretchy="false">=</math:mo>
        <math:msub>
          <math:mi>B</math:mi>
          <math:mn>0</math:mn>
        </math:msub>
      </math:mrow>
      <math:mi>cos</math:mi>
      <math:mo math:stretchy="false">θ</math:mo>
    </math:mrow>
    <math:annotation math:encoding="StarMath 5.0">B_{%theta}=B_{0} cos %theta</math:annotation>
  </math:semantics>
</math:math>
</file>

<file path=Object 2/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